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6.9271in" fo:margin-left="0in" table:align="left"/>
    </style:style>
    <style:style style:name="TableHeader.A" style:family="table-column">
      <style:table-column-properties style:column-width="1.2396in"/>
    </style:style>
    <style:style style:name="TableHeader.B" style:family="table-column">
      <style:table-column-properties style:column-width="0.016in"/>
    </style:style>
    <style:style style:name="TableHeader.C" style:family="table-column">
      <style:table-column-properties style:column-width="3.6715in"/>
    </style:style>
    <style:style style:name="TableHeader.D" style:family="table-column">
      <style:table-column-properties style:column-width="0.6979in"/>
    </style:style>
    <style:style style:name="TableHeader.E" style:family="table-column">
      <style:table-column-properties style:column-width="1.3021in"/>
    </style:style>
    <style:style style:name="TableHeader.1" style:family="table-row">
      <style:table-row-properties style:min-row-height="0.375in"/>
    </style:style>
    <style:style style:name="TableHeader.A1" style:family="table-cell">
      <style:table-cell-properties fo:padding="0.0382in" fo:border-left="none" fo:border-right="none" fo:border-top="none" fo:border-bottom="0.5pt solid #000000" style:writing-mode="page"/>
    </style:style>
    <style:style style:name="TableHeader.A2" style:family="table-cell">
      <style:table-cell-properties fo:padding="0.0382in" fo:border="none" style:writing-mode="page"/>
    </style:style>
    <style:style style:name="TableItem" style:family="table">
      <style:table-properties style:width="6.9299in" fo:margin-left="0in" table:align="left"/>
    </style:style>
    <style:style style:name="TableItem.A" style:family="table-column">
      <style:table-column-properties style:column-width="0.25in"/>
    </style:style>
    <style:style style:name="TableItem.B" style:family="table-column">
      <style:table-column-properties style:column-width="2.5625in"/>
    </style:style>
    <style:style style:name="TableItem.C" style:family="table-column">
      <style:table-column-properties style:column-width="1.375in"/>
    </style:style>
    <style:style style:name="TableItem.D" style:family="table-column">
      <style:table-column-properties style:column-width="0.8125in"/>
    </style:style>
    <style:style style:name="TableItem.E" style:family="table-column">
      <style:table-column-properties style:column-width="0.5625in"/>
    </style:style>
    <style:style style:name="TableItem.G" style:family="table-column">
      <style:table-column-properties style:column-width="0.8049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G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Standard">
      <style:text-properties style:font-name="Calibri" fo:font-size="10pt" officeooo:rsid="001488e1" officeooo:paragraph-rsid="002c141b" style:font-size-asian="10pt" style:font-size-complex="10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rsid="00248414" officeooo:paragraph-rsid="00248414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2a88be" officeooo:paragraph-rsid="002a88be" style:font-size-asian="10pt" style:font-size-complex="10pt"/>
    </style:style>
    <style:style style:name="P10" style:family="paragraph" style:parent-style-name="Table_20_Contents"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fo:font-weight="bold" officeooo:rsid="0024b9a4" officeooo:paragraph-rsid="0024b9a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24b9a4" officeooo:paragraph-rsid="0024b9a4" style:font-size-asian="10pt" style:font-weight-asian="bold" style:font-size-complex="10pt" style:font-weight-complex="bold"/>
    </style:style>
    <style:style style:name="P15" style:family="paragraph" style:parent-style-name="Standard" style:master-page-name="Standard">
      <style:paragraph-properties style:page-number="auto"/>
      <style:text-properties officeooo:rsid="0023d8be" officeooo:paragraph-rsid="001488e1"/>
    </style:style>
    <style:style style:name="P16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17" style:family="paragraph" style:parent-style-name="Standard">
      <style:text-properties style:font-name="Calibri" fo:font-size="10pt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0pt" fo:font-weight="bold" officeooo:paragraph-rsid="002e0108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Table_20_Contents"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bold" officeooo:rsid="002d834c" officeooo:paragraph-rsid="002d834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7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28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29" style:family="paragraph" style:parent-style-name="Table_20_Heading">
      <style:text-properties style:font-name="Calibri" fo:font-size="10pt" officeooo:rsid="002d834c" officeooo:paragraph-rsid="002d834c" style:font-size-asian="10pt" style:font-size-complex="10pt"/>
    </style:style>
    <style:style style:name="T1" style:family="text">
      <style:text-properties officeooo:rsid="002d834c"/>
    </style:style>
  </office:automatic-styles>
  <office:body>
    <office:text>
      <office:forms form:automatic-focus="false" form:apply-design-mode="false"/>
      <text:variable-decls>
        <text:variable-decl office:value-type="string" text:name="totalinwords"/>
        <text:variable-decl office:value-type="string" text:name="documentname"/>
        <text:variable-decl office:value-type="string" text:name="documentdate"/>
        <text:variable-decl office:value-type="string" text:name="challancode"/>
        <text:variable-decl office:value-type="string" text:name="totalpayable"/>
        <text:variable-decl office:value-type="string" text:name="totalvat"/>
        <text:variable-decl office:value-type="string" text:name="totalait"/>
        <text:variable-decl office:value-type="string" text:name="totalnetpayab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row table:style-name="TableHeader.1">
          <table:table-cell table:style-name="TableHeader.A1" table:number-columns-spanned="5" office:value-type="string">
            <text:p text:style-name="P21"><text:variable-set text:name="documentname" office:value-type="string">documentname</text:variable-set></text:p>
          </table:table-cell>
          <table:covered-table-cell/>
          <table:covered-table-cell/>
          <table:covered-table-cell/>
          <table:covered-table-cell/>
        </table:table-row>
        <table:table-row table:style-name="TableLine2967314438336">
          <table:table-cell table:style-name="TableHeader.A2" office:value-type="string">
            <text:p text:style-name="P10">AIT Challan Code</text:p>
          </table:table-cell>
          <table:table-cell table:style-name="TableHeader.A2" office:value-type="string">
            <text:p text:style-name="P6"/>
          </table:table-cell>
          <table:table-cell table:style-name="TableHeader.A2" office:value-type="string">
            <text:p text:style-name="P4"><text:variable-set text:name="challancode" office:value-type="string">challancode</text:variable-set></text:p>
          </table:table-cell>
          <table:table-cell table:style-name="TableHeader.A2" office:value-type="string">
            <text:p text:style-name="P11">Date</text:p>
          </table:table-cell>
          <table:table-cell table:style-name="TableHeader.A2" office:value-type="string">
            <text:p text:style-name="P12"><text:variable-set text:name="documentdate" office:value-type="string">documentdate</text:variable-set></text:p>
          </table:table-cell>
        </table:table-row>
      </table:table>
      <text:p text:style-name="P2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 table:number-columns-repeated="2"/>
        <table:table-column table:style-name="TableItem.G"/>
        <table:table-header-rows>
          <table:table-row table:style-name="TableLine2967489297248">
            <table:table-cell table:style-name="TableItem.A1" office:value-type="string">
              <text:p text:style-name="P27">#</text:p>
            </table:table-cell>
            <table:table-cell table:style-name="TableItem.A1" office:value-type="string">
              <text:p text:style-name="P28"><text:span text:style-name="T1">Payment</text:span> Head</text:p>
            </table:table-cell>
            <table:table-cell table:style-name="TableItem.A1" office:value-type="string">
              <text:p text:style-name="P29">Description</text:p>
            </table:table-cell>
            <table:table-cell table:style-name="TableItem.A1" office:value-type="string">
              <text:p text:style-name="P29">Payable</text:p>
            </table:table-cell>
            <table:table-cell table:style-name="TableItem.A1" office:value-type="string">
              <text:p text:style-name="P29">VAT</text:p>
            </table:table-cell>
            <table:table-cell table:style-name="TableItem.A1" office:value-type="string">
              <text:p text:style-name="P29">AIT</text:p>
            </table:table-cell>
            <table:table-cell table:style-name="TableItem.G1" office:value-type="string">
              <text:p text:style-name="P29">Net Payable</text:p>
            </table:table-cell>
          </table:table-row>
        </table:table-header-rows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17"/>
          </table:table-cell>
          <table:table-cell table:style-name="TableItem.C11" office:value-type="string">
            <text:p text:style-name="P17"/>
          </table:table-cell>
          <table:table-cell table:style-name="TableItem.D11" office:value-type="string">
            <text:p text:style-name="P18"/>
          </table:table-cell>
          <table:table-cell table:style-name="TableItem.E13" office:value-type="string">
            <text:p text:style-name="P18"/>
          </table:table-cell>
          <table:table-cell table:style-name="TableItem.F13" office:value-type="string">
            <text:p text:style-name="P18"/>
          </table:table-cell>
          <table:table-cell table:style-name="TableItem.G11" office:value-type="string">
            <text:p text:style-name="P18"/>
          </table:table-cell>
        </table:table-row>
        <table:table-row table:style-name="TableLine2967489282272">
          <table:table-cell table:style-name="TableItem.A1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67489282272">
          <table:table-cell table:style-name="TableItem.A13" table:number-columns-spanned="3" office:value-type="string">
            <text:p text:style-name="P25">Total</text:p>
          </table:table-cell>
          <table:covered-table-cell/>
          <table:covered-table-cell/>
          <table:table-cell table:style-name="TableItem.D13" office:value-type="string">
            <text:p text:style-name="P19"><text:variable-set text:name="totalpayable" office:value-type="string">totalpayable</text:variable-set></text:p>
          </table:table-cell>
          <table:table-cell table:style-name="TableItem.E13" office:value-type="string">
            <text:p text:style-name="P19"><text:variable-set text:name="totalvat" office:value-type="string">totalvat</text:variable-set></text:p>
          </table:table-cell>
          <table:table-cell table:style-name="TableItem.F13" office:value-type="string">
            <text:p text:style-name="P19"><text:variable-set text:name="totalait" office:value-type="string">totalait</text:variable-set></text:p>
          </table:table-cell>
          <table:table-cell table:style-name="TableItem.G13" office:value-type="string">
            <text:p text:style-name="P19"><text:variable-set text:name="totalnetpayable" office:value-type="string">totalnetpayable</text:variable-set></text:p>
          </table:table-cell>
        </table:table-row>
        <table:table-row table:style-name="TableLine2967489295808">
          <table:table-cell table:style-name="TableItem.A14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67489295808">
          <table:table-cell table:style-name="TableItem.A15" table:number-columns-spanned="2" office:value-type="string">
            <text:p text:style-name="P26">Total Cheque Amount for AIT &amp; VAT Expenses</text:p>
          </table:table-cell>
          <table:covered-table-cell/>
          <table:table-cell table:style-name="TableItem.C15" table:number-columns-spanned="5" office:value-type="string">
            <text:p text:style-name="P20"><text:variable-set text:name="totalait" office:value-type="string">totalait</text:variable-set></text:p>
          </table:table-cell>
          <table:covered-table-cell/>
          <table:covered-table-cell/>
          <table:covered-table-cell/>
          <table:covered-table-cell/>
        </table:table-row>
        <table:table-row table:style-name="TableLine2967489295808">
          <table:table-cell table:style-name="TableItem.A16" table:number-columns-spanned="2" office:value-type="string">
            <text:p text:style-name="P26">Total (in Words)</text:p>
          </table:table-cell>
          <table:covered-table-cell/>
          <table:table-cell table:style-name="TableItem.C16" table:number-columns-spanned="5" office:value-type="string">
            <text:p text:style-name="P4"><text:variable-set text:name="totalinwords" office:value-type="string">totalinwords</text:variable-set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2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Spectrum Software &amp; Consulting (Pvt.) Ltd.</text:p>
        <text:p text:style-name="Subtitle">Corporate Office: BDBL Bhaban, 7th Floor, 12 Kawran Bazar, Dhaka-1215, Bangladesh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03:24:04.793000000</dc:date>
    <meta:editing-duration>PT2H18M36S</meta:editing-duration>
    <meta:editing-cycles>22</meta:editing-cycles>
    <meta:generator>LibreOffice/7.3.1.3$Windows_X86_64 LibreOffice_project/a69ca51ded25f3eefd52d7bf9a5fad8c90b87951</meta:generator>
    <meta:document-statistic meta:table-count="2" meta:image-count="0" meta:object-count="0" meta:page-count="1" meta:paragraph-count="25" meta:word-count="68" meta:character-count="475" meta:non-whitespace-character-count="432"/>
  </office:meta>
</office:document-meta>
</file>